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5.137cm" fo:min-width="11.364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015cm" fo:min-width="2.995cm"/>
    </style:style>
    <style:style style:name="gr3" style:family="graphic" style:parent-style-name="standard">
      <style:graphic-properties draw:fill-color="#1b75bc" draw:opacity="38%" draw:textarea-horizontal-align="justify" draw:textarea-vertical-align="bottom" draw:auto-grow-height="false" fo:min-height="5.137cm" fo:min-width="11.364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2.015cm" fo:min-width="2.99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291cm" fo:min-width="2.986cm"/>
    </style:style>
    <style:style style:name="gr6" style:family="graphic" style:parent-style-name="standard">
      <style:graphic-properties draw:textarea-horizontal-align="justify" draw:textarea-vertical-align="middle" draw:auto-grow-height="false" fo:min-height="2.96cm" fo:min-width="2.71cm"/>
    </style:style>
    <style:style style:name="gr7" style:family="graphic" style:parent-style-name="standard">
      <style:graphic-properties draw:textarea-horizontal-align="justify" draw:textarea-vertical-align="middle" draw:auto-grow-height="false" fo:min-height="2.96cm" fo:min-width="5.8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Ultrafine_20_Dashed" draw:fill="none" draw:opacity="100%" draw:textarea-horizontal-align="justify" draw:textarea-vertical-align="middle" draw:auto-grow-height="false" fo:min-height="4.957cm" fo:min-width="39.124cm"/>
    </style:style>
    <style:style style:name="gr10" style:family="graphic" style:parent-style-name="standard">
      <style:graphic-properties draw:stroke="dash" draw:stroke-dash="Ultrafine_20_2_20_Dots_20_3_20_Dashes" svg:stroke-color="#d4711a" draw:fill="none" draw:opacity="100%" draw:textarea-horizontal-align="justify" draw:textarea-vertical-align="middle" draw:auto-grow-height="false" fo:min-height="13.173cm" fo:min-width="39.124cm"/>
    </style:style>
    <style:style style:name="gr11" style:family="graphic" style:parent-style-name="standard">
      <style:graphic-properties draw:stroke="dash" draw:stroke-dash="Line_20_with_20_Fine_20_Dots" svg:stroke-color="#94070a" draw:fill="none" draw:opacity="100%" draw:textarea-horizontal-align="justify" draw:textarea-vertical-align="middle" draw:auto-grow-height="false" fo:min-height="7.996cm" fo:min-width="39.124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-color="#1b75bc" draw:opacity="38%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-color="#666666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12.446cm" svg:height="5.969cm" svg:x="2.016cm" svg:y="10.144cm">
            <text:p text:style-name="P1"><text:span text:style-name="T1">Redis Cache (</text:span>Read Model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494cm" svg:height="3.624cm" svg:x="2.562cm" svg:y="10.784cm">
            <text:p text:style-name="P1">Redis 1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494cm" svg:height="3.624cm" svg:x="6.492cm" svg:y="10.784cm">
            <text:p text:style-name="P1">Redis 2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494cm" svg:height="3.624cm" svg:x="10.313cm" svg:y="10.784cm">
            <text:p text:style-name="P1">Redis 3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6" draw:id="id6">
          <draw:custom-shape draw:style-name="gr3" draw:text-style-name="P3" draw:layer="layout" svg:width="12.446cm" svg:height="5.969cm" svg:x="15.478cm" svg:y="1.889cm">
            <text:p text:style-name="P1">Events Storag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3.494cm" svg:height="3.624cm" svg:x="16.024cm" svg:y="2.529cm">
            <text:p text:style-name="P4"><text:span text:style-name="T2">Event Store 1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5" draw:layer="layout" svg:width="3.494cm" svg:height="3.624cm" svg:x="19.954cm" svg:y="2.529cm">
            <text:p text:style-name="P4"><text:span text:style-name="T2">Event Store 2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5" draw:layer="layout" svg:width="3.494cm" svg:height="3.624cm" svg:x="23.775cm" svg:y="2.529cm">
            <text:p text:style-name="P4"><text:span text:style-name="T2">Event Store 3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" draw:text-style-name="P6" xml:id="id2" draw:id="id2" draw:layer="layout" svg:width="6.604cm" svg:height="2.54cm" svg:x="17.002cm" svg:y="18.218cm">
          <text:p text:style-name="P1">RabbitMQ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xml:id="id1" draw:id="id1" draw:layer="layout" svg:width="3.556cm" svg:height="3.556cm" svg:x="6.432cm" svg:y="24.241cm">
          <text:p text:style-name="P1">Web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6.731cm" svg:height="3.556cm" svg:x="30.337cm" svg:y="18.399cm">
          <text:p text:style-name="P1">Commands Rou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8.21cm" svg:y1="24.241cm" svg:x2="17.002cm" svg:y2="19.488cm" draw:start-shape="id1" draw:end-shape="id2" svg:d="M8210 24241l8792-4753" svg:viewBox="0 0 8793 4754">
          <text:p text:style-name="P1">Schedule Commands</text:p>
        </draw:connector>
        <draw:connector draw:style-name="gr8" draw:text-style-name="P7" draw:layer="layout" draw:type="line" svg:x1="30.337cm" svg:y1="20.177cm" svg:x2="23.606cm" svg:y2="19.488cm" draw:start-shape="id3" draw:start-glue-point="3" draw:end-shape="id2" draw:end-glue-point="8" svg:d="M30337 20177l-6731-689" svg:viewBox="0 0 6732 690">
          <text:p text:style-name="P1">Get commands</text:p>
        </draw:connector>
        <draw:connector draw:style-name="gr8" draw:text-style-name="P7" draw:layer="layout" draw:type="line" svg:x1="30.083cm" svg:y1="13.192cm" svg:x2="14.462cm" svg:y2="13.128cm" draw:start-shape="id4" draw:end-shape="id5" svg:d="M30083 13192l-15621-64" svg:viewBox="0 0 15622 65">
          <text:p text:style-name="P1">Update read model</text:p>
        </draw:connector>
        <draw:connector draw:style-name="gr8" draw:text-style-name="P7" draw:layer="layout" draw:type="line" svg:x1="8.21cm" svg:y1="24.241cm" svg:x2="8.239cm" svg:y2="16.113cm" draw:start-shape="id1" draw:start-glue-point="0" draw:end-shape="id5" svg:d="M8210 24241l29-8128" svg:viewBox="0 0 30 8129">
          <text:p text:style-name="P1">Query Data</text:p>
        </draw:connector>
        <draw:connector draw:style-name="gr8" draw:text-style-name="P7" draw:layer="layout" draw:type="line" svg:x1="33.448cm" svg:y1="11.414cm" svg:x2="27.924cm" svg:y2="4.873cm" draw:start-shape="id4" draw:start-glue-point="0" draw:end-shape="id6" svg:d="M33448 11414l-5524-6541" svg:viewBox="0 0 5525 6542">
          <text:p text:style-name="P1">Append events</text:p>
        </draw:connector>
        <draw:custom-shape draw:style-name="gr7" draw:text-style-name="P1" xml:id="id4" draw:id="id4" draw:layer="layout" svg:width="6.731cm" svg:height="3.556cm" svg:x="30.083cm" svg:y="11.414cm">
          <text:p text:style-name="P1">Commands Web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33.702cm" svg:y1="18.399cm" svg:x2="33.448cm" svg:y2="14.97cm" draw:start-shape="id3" draw:start-glue-point="0" draw:end-shape="id4" draw:end-glue-point="2" svg:d="M33702 18399l-254-3429" svg:viewBox="0 0 255 3430">
          <text:p text:style-name="P1">Invoke command route</text:p>
        </draw:connector>
        <draw:custom-shape draw:style-name="gr9" draw:text-style-name="P8" draw:layer="layout" svg:width="39.624cm" svg:height="5.207cm" svg:x="1.127cm" svg:y="23.3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9.624cm" svg:height="13.423cm" svg:x="1.127cm" svg:y="9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9.624cm" svg:height="8.246cm" svg:x="1.127cm" svg:y="1.13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9:34:37.641824471</meta:creation-date>
    <dc:date>2018-12-21T20:14:56.958602138</dc:date>
    <meta:editing-duration>PT8M58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